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965in" style:contextual-spacing="false" fo:line-height="150%" fo:text-align="start" style:justify-single-word="false" fo:orphans="2" fo:widows="2" fo:text-indent="0in" style:auto-text-indent="false"/>
    </style:style>
    <style:style style:name="P2"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63739" loext:opacity="100%" style:font-name="Inter" fo:font-size="10.5pt" fo:letter-spacing="normal" fo:font-style="normal" fo:font-weight="normal" fo:background-color="transparent" loext:padding="0in" loext:border="none"/>
    </style:style>
    <style:style style:name="P3"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363739" loext:opacity="100%" style:font-name="Inter" fo:font-size="10.5pt" fo:letter-spacing="normal" fo:font-style="normal" fo:font-weight="normal" fo:background-color="transparent" loext:padding="0in" loext:border="none"/>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63739" loext:opacity="100%" style:font-name="Inter" fo:font-size="10.5pt" fo:letter-spacing="normal" fo:font-style="normal" fo:font-weight="normal" fo:background-color="transparent"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recording is in progress. Can you hear me? Yes, I can. All right. So you saw my notes. You saw the C-Panel.</text:p>
      <text:p text:style-name="P1">Have you worked with a C-Panel before? No. So this is the first time I've seen cPanel, but I've seen other software that's kind of similar.</text:p>
      <text:p text:style-name="P1">Yeah, and it might have actually been cPanel. You might not have known it because it does – a lot of companies use cPanel, and they rebrand it. You know, they white label it so they can tweak it and make it look similar.</text:p>
      <text:p text:style-name="P1">so um of the basic structure what i'm looking for because really this is just a giant database right is there any part of that that is a challenge for you or you pretty much feel comfortable with all of that uh yes as far as the database goes you want to do your do you want to do it in php that's what i was thinking i was thinking about utilizing everything that cpanel had to offer on it because it's all self-contained in there.</text:p>
      <text:p text:style-name="P1">It didn't make sense to, you know, go outside of that. Using the MySQL just seemed like the logical conclusion. Yeah. What are your thoughts? I agree.</text:p>
      <text:p text:style-name="P1">That was what I was going to suggest. Okay. Have you done anything like this before? not specifically like this but I've got a current project that I'm finishing up I've still got testing to do on it but it makes use of collecting data and then putting it into a database and then being able to retrieve the information</text:p>
      <text:p text:style-name="P1">from the database so I feel like that's a good bit similar, at least I believe. Okay. I agree.</text:p>
      <text:p text:style-name="P1">The other thing that I'm interested in that I'm curious about is the idea of creating a user, being able to modify and having an administrator to be able to create users and remove users because eventually the goal would be to get it behind the paywall.</text:p>
      <text:p text:style-name="P1">Okay, so I see this like evolving in multiple stages so um first stage i'm looking just to be able to get those that database of churches throw them in there and be able to pull them up then i'm going to organize and work with you or whoever and get the pages get it all looking right get it pretty one guy gets in there it's really basic and then as that evolves i'm going to start putting more and more churches in there, pay for lists, grow it, evolve it, and then I want to give it so it</text:p>
      <text:p text:style-name="P1"><text:soft-page-break/>shows publicly facing for free. Not all the information, but like, okay, so a family moves from Alabama to New York, and they want to find a church that fits their credentials or criteria, and be able to search shit and say, okay, here are five churches that, you know, they have a youth program or they do this or they do that. Here are the times and give it to be like really easy. Now that would all be kind of real basic and free. But then in the</text:p>
      <text:p text:style-name="P1">depths of it, if we can get that working, then can we get the churches talking together through it as a social media site? You know, where like churches, you get what I'm saying? You know, such and such church, you know, If a pastor could reach out to another pastor and say, hey, I got this family, and they really need some help in such and such, and it could be a bit of a point of contact.</text:p>
      <text:p text:style-name="P1">So that could be cool. It strikes me almost as a sort of merging of something along the lines of like Yelp with social media aspect.</text:p>
      <text:p text:style-name="P1">Because it's the ability to search with, to have a search filter to narrow down churches. And then once you're attached to that church in some kind of fashion, you can then post essentially to that church's page.</text:p>
      <text:p text:style-name="P1">and so it almost begins to function like Facebook, Twitter, LinkedIn. It seems like a religious LinkedIn kind of.</text:p>
      <text:p text:style-name="P1">Kind of. You're getting kind of the idea. I don't know that we'll get it to pull out that, but I wanted to take this little ride. For me, my dad has a company that sells organs and some other, There's a small group of people that are selling to these churches, and some of these small businesses are doing a million, two million a year.</text:p>
      <text:p text:style-name="P1">So it's not hard to do that when you have organs that are 100,000 and you're making 20% to 40% margins on them. So you get a couple of $30,000, $50,000 organs out the door, and you're making good living.</text:p>
      <text:p text:style-name="P1">You don't have to sell one every month. You really only need one every two months. But, yeah, anyway, if you get the general idea, I want to be able to start by using it for that, be able to put in notes.</text:p>
      <text:p text:style-name="P1">Okay, I talked to Joe, the secretary, and he gave me the pastor's name and number, and so-and-so is in charge of the music, and such and such board works on music.</text:p>
      <text:p text:style-name="P1"><text:soft-page-break/>There'll be, like, notes in there, but it'll all evolve. But the first point is to get all of them in there and get a basic structure going. You know, I can tell you I've had professional people say that's like $3,000.</text:p>
      <text:p text:style-name="P1">I've had one guy that was willing to do it for $300, but he wanted to use his whole ecosystem, his own thing. One of the angles here that I'm looking for is I'd rather put all my money into development because I'm already paying for the server through my own hosting stuff.</text:p>
      <text:p text:style-name="P1">You know, so I don't really want to host it on some other person's server if I don't have to. It just there's no point in that for me. So that that kind of my logic If you willing to work with that kind of deal I interested in knowing what you think it would take hours I don like you know I guessing that some of this is going to be new for you And with that, you know, I want to make sure you're getting something paid, but I don't really want to pay full rate because I'm cheap right now.</text:p>
      <text:p text:style-name="P1">down the road, you know, we're, I think if either you grow with the program and I keep using you until you say, Hey, Jeff, I can't do this crap no more. Um, and that's fine. I don't, I don't have a problem if we get there. Okay. Cause you know, programming is programming. There's going to be a day, there's going to be some, some part or some piece I want. And if you have somebody and you want to manage, you know, be the manager of that, that's okay too. I just, I don't want you Don't blow smoke my way and say, hey, I can do it.</text:p>
      <text:p text:style-name="P1">And then we sit for three weeks and nothing gets done. I'm looking for something where we kind of move along and, you know, there'll be mile markers. And I'll say to you, hey, Jeremy, what about we do, you know, this section?</text:p>
      <text:p text:style-name="P1">What do you think this is going to cost? You give me a number. I'm like, okay, I can afford that. Let's do that. You go knock it out. If it's more or less time, whatever, that's great. You make it or you break it.</text:p>
      <text:p text:style-name="P1">You know what I'm saying? Do you get the feel? Can you work with that? Does that work good for you? Yeah, I think that'll work well. As far as timetables, I'll definitely have to get Deanna in the mix a little bit.</text:p>
      <text:p text:style-name="P1">Because of my neurodivergence, I'm not good on setting deadlines and that kind of stuff.</text:p>
      <text:p text:style-name="P1">But with her in the mix, she can tell me, she can help me to figure out what's real. She rides you? Okay. Not entirely, but yeah. And that's okay, dude.</text:p>
      <text:p text:style-name="P1"><text:soft-page-break/>You know, you find some, I mean, that's a good thing about having a partner. They know your weaknesses and can help you through them. I get it. So, yeah, what do you want to do to get started?</text:p>
      <text:p text:style-name="P1">What do you think is a take? what would be a good you know marker to say hey we're going to get to point A and you're going to do X, Y, and Z to A sorry you get to point A and then you know paycheck get to point B paycheck what are some milestones that look good for you and what kind of pricing would you want to do for that you want to think about it</text:p>
      <text:p text:style-name="P1">yeah let me uh let me let me think on it and uh i should be able to get you an email uh kind of giving you an idea by the weekend okay yeah because i'm you know i'm not looking to put thousands in it today but if we break it up into pieces and i see yeah you know progress i i don't i don't have a problem putting money into it i just want to right get it going and and you know to start our way up that hill.</text:p>
      <text:p text:style-name="P1">You don't want to throw $3,000 out the window and then it be for nothing. Yeah, and I, yeah, I don't want to, I'd like to see Mark, you know. We've heard that story entirely too many times.</text:p>
      <text:p text:style-name="P1">Well, I mean, it happens too often, unfortunately. Yeah. Too many businesses will just, you know, they'll do it and then the guy runs or he may give you some crap shoot of a deal. I've had a lot of guys say, hey, you don't have to pay me until we're all finished. And it's like, okay, but then you know what are we looking at there's been prices all over the board but I'm looking to start a relationship because I have two other projects behind this project that I want</text:p>
      <text:p text:style-name="P1">to do this is just the one that's got the most steam behind it and if we work well with this I would move on to the next one and give you more work if things you know fit into place and it works well for you and everything going well, I would say, hey, let's spin up this site. What do you think about this one?</text:p>
      <text:p text:style-name="P1">And I'll go, you know, and we'll just move along until you say, you know, Jeff, I don't know how to do that kind of programming. And I've had guys say that. I talked to a guy just two days ago about this and he's like, well, I'd have to get a third company involved.</text:p>
      <text:p text:style-name="P1">I'm like, well, I don't, I mean, that's cool, but I don't want to start that way. And just let me talk to, you know, I mean, I'm borderline ready to go get somebody off of Fiverr and just say, hey, you know, make it happen.</text:p>
      <text:p text:style-name="P1"><text:soft-page-break/>It's not that bad, is it? It can be. You know, some of these guys, they want to, you know, and I get it. You know, you're in a position where you're trying to make a living and jobs come and go.</text:p>
      <text:p text:style-name="P1">And, you know, unless you have a steady workflow, then you struggle. So, you know, the hosting world is about either you're paying high for development costs and you get the whole thing and they just hand it off to you and now you have to go and deal with it.</text:p>
      <text:p text:style-name="P1">Or there's high maintenance costs and like, you know, mid-level development costs and they'll maintain it for you. So, you know, it's a teeter-totter and you got to balance it right and get it to work.</text:p>
      <text:p text:style-name="P1">I mean, ultimately, your desire would be trying to bring the whole thing lower. And I think you only can do that if you have a lot of experience because then you're going to be fixing your own stuff and probably find some better guys that are super cheap.</text:p>
      <text:p text:style-name="P1">But then, you know, do you speak Farsi? I mean, I don't speak Farsi. And some of that you might have to speak Farsi to get that super inexpensive programmer to write for you.</text:p>
      <text:p text:style-name="P1">Because, you know, because they aren't in America. You know, the America guy, he's looking for that hourly wage. I get it. Things cost money over here.</text:p>
      <text:p text:style-name="P1">And, you know, I can't ride a bike to work. I got to go 20 miles. And they're like, well, you know, I work from home. And it's like, that's great. But anyways. So, yeah, let me know.</text:p>
      <text:p text:style-name="P1">Give me some mile marker. I mean, you kind of saw what I wanted to do. I think the document had like a starting point and kind of gave some screen layouts of, you know, just some ideas.</text:p>
      <text:p text:style-name="P1">I'm all about simplicity in my design, so if you keep that in mind, I don't... I'm looking for what works, what's fast, what's quick. You know, like Google. Google doesn't have a lot of bling. They just make it work, and it's super quick.</text:p>
      <text:p text:style-name="P1">I'm all about that. It like McDonald McDonald is not the best cheeseburger in the world They just the quickest cheeseburger in the world Most of the time Used to be Yeah, yes.</text:p>
      <text:p text:style-name="P1">They've kind of phoned it in for about the past decade or so. True that, true that. All right, man. Let me ask you this.</text:p>
      <text:p text:style-name="P1"><text:soft-page-break/>the current website that is set up through the cPanel, that template or theme, is that the sort of scheme that you want to go with?</text:p>
      <text:p text:style-name="P1">Or is that just sort of a placeholder that you haven't decided on? Which one are you talking about? What were we looking at? It's labeled Handmade with Love.</text:p>
      <text:p text:style-name="P1">is churchdirectory.online really? did I do something that I'm messing around with on there man?</text:p>
      <text:p text:style-name="P1">it looks like it's just a loaded template church directory you said churchdirectory.online?</text:p>
      <text:p text:style-name="P1">yeah church-directory.online oh hyphen that's a hyphen yeah hyphen I'm not seeing oh wait a minute okay yes so they have in the cPanel they've got this new you know website builder kind of like wordpress site jet I think they call it so if you log into the cPanel you could mess around and play with it.</text:p>
      <text:p text:style-name="P1">You can turn that off or you can dump it or whatever you want to do. It was more just, I was just, that's something I was playing around with a while ago. I do not necessarily need this at all.</text:p>
      <text:p text:style-name="P1">I was just clicking around one night when I couldn't get to sleep and wanted to do a little work. So, but yeah, so what I was kind of looking for was, you know, I thought it'd be kind of fun for the beginning part just to use even like, you know, ASCII graphics.</text:p>
      <text:p text:style-name="P1">Are you familiar with that kind of stuff? Oh, the ASCII? Yeah, yeah, where you're literally using keyboard characters. Yeah. I was thinking just making a little church and have a login window right there.</text:p>
      <text:p text:style-name="P1">I thought that'd be kind of cool. But, you know, that's where I was going to start with it. Eventually, I was going to get to more, you know, put some color to it. But, you know, I just, you know, I wanted it simple. Like, like I said, simple is quick.</text:p>
      <text:p text:style-name="P1">Looking to display data in a way that, you know, I can go in there. Like I got all those, those, we've had those, those contacts for a year now.</text:p>
      <text:p text:style-name="P1">And I'd like to take them and start going through them and calling on them. Like none of them have any phone numbers. So I need like a phone number spot and then a note spot. And then I like, I need a button that says this church is out of business.</text:p>
      <text:p text:style-name="P1"><text:soft-page-break/>so that I can click on it and say, hey, we don't, you know, because right now we have all these contacts, but we really don't have any way to measure any of it. And they want me to use a spreadsheet, but I'll tell you, I don't want to do a spreadsheet.</text:p>
      <text:p text:style-name="P1">Like, you lose the paper, now you don't have notes, and it's just ridiculous. I'd rather have a portal I can log into, and then, you know, it would eventually, there's a desire there to eventually turn it in to have like be a full out CRM along with building in a workflow.</text:p>
      <text:p text:style-name="P1">Like, for example, I get, you know, I get church A, you know, let's say that the church of the, of the, or the crystal cathedral, I'm not sure if you're familiar with that, it's in California, but there is a real huge church. So let's say, say, Hey, we want a new organ. Well, I'd like to be able to click on it and say, okay, they're interested. And then that puts them into a pool and we can say, okay. And I can go to my dad and say, these people want to talk to you about a, you know, an instrument.</text:p>
      <text:p text:style-name="P1">And then, you know, not first round. This is not a today thing. But down the road would be like, okay, these are the instruments they can choose from and whatnot. We can select it. And then it pushes it off to shipping where we bring it in.</text:p>
      <text:p text:style-name="P1">We start the process of ordering it. And then I hand it off to my brother who's responsible for installing it. And, you know, it kind of moves it along. We can see that so that my dad can look at a dashboard eventually and say, hey, you know, we have three organs that need to be installed.</text:p>
      <text:p text:style-name="P1">One of them is already being shipped to us. The other one is an inventory. The other one is, you know, he's out working on today. That kind of a process. But that's all tomorrow.</text:p>
      <text:p text:style-name="P1">Right now, just get me something where I can look at them, write notes about them, and say if they're open or closed, and, you know, give some of those. Like I gave you all those fields. Did that come up in the document I gave you?</text:p>
      <text:p text:style-name="P1">Did it give you all the fields? The CSV? Well, the CSV had the churches themselves. I thought I created in my document about the church that it would have, let's see, when did I send that to you?</text:p>
      <text:p text:style-name="P1">The 16th. Is that like a week ago? The 16th? Yeah. Okay, going back to the 16th. Yep, there we go. the 16th I did a lot on the 17th and where are you there you are oh so I only gave you that one PDF looks like yeah</text:p>
      <text:p text:style-name="P1"><text:soft-page-break/>okay well that and the church to csv but yeah yeah i did that as well okay and then here's another thing too if this is helpful i don't mind doing some of the typing myself and like working on some of the you know like adding fields to the database and crap like that if somebody would tell me hey this is kind of how you add fields to your database um that would be cool by me to like i don't mind typing some of</text:p>
      <text:p text:style-name="P1">this crap in and making it, you know, building up on that and doing some of the mundane work. So, you know, if you need some help because some of it's just stupid labor, tell me what to do.</text:p>
      <text:p text:style-name="P1">I'll do it. Well what actually since I been looking at this one of the thoughts that I had was whenever I set up the database put a way to load a CSV into it so that we don have to spend all that time doing the database and doing the data entry It can just populate it based, and I can set it up so that based on the columns of the CSV, it loads it into specific places on the screen.</text:p>
      <text:p text:style-name="P1">Does that make sense? And I hear you there. Yeah, totally. But what I'm talking about, like, for example, I'm looking for actually including other fields.</text:p>
      <text:p text:style-name="P1">Like the CSV that I gave you literally has like the church name, the address, the state, the zip code, blah, blah, blah. Okay. I'm looking at adding to that.</text:p>
      <text:p text:style-name="P1">So like, for example, I want to know if they have a church organ. I want a text field to say, how old is that organ? You know, my idea of what data we're collecting is probably going to be somewhere around 100, you know, 100 fields, if not more, on each church.</text:p>
      <text:p text:style-name="P1">And so that will expound and probably grow even bigger because I would imagine that when we get into the far end of this, the two or three years down the road, we'll probably have a couple hundred fields on each church as we try and, you know, map out employees and things like that.</text:p>
      <text:p text:style-name="P1">So, yeah, based on what I've seen in the document that you sent between the profile page, the contacts page, the facilities and all. Yeah, you're starting to get the idea.</text:p>
      <text:p text:style-name="P1">Yeah. So all those are going to be their own. I imagine they'd be their own field in the database. And so, yeah, those are all. Yeah. For the for the most part, the database basically works like Web pages individually.</text:p>
      <text:p text:style-name="P1"><text:soft-page-break/>It's just you have a database. you have a specific section, and it's, okay, what all goes in this particular section? Yeah, well, wrapping my head around some of those mapped fields gets a little, I mean, I would like to learn it.</text:p>
      <text:p text:style-name="P1">I just haven't spent the time. And I'm totally cool with, like, I would love to, you know, if you're willing to teach me along the way, I don't mind getting my hands dirty in the code. I just, I don't, like, you know, I started to mess with it a while ago, and I was, like, asking, you know, Copilot to give me code, but then I didn't know how to properly insert it.</text:p>
      <text:p text:style-name="P1">And then some of the stuff that it said to do, I did, and I didn't have the same result that it said I should have had. And so that was frustrating. So, you know, yeah.</text:p>
      <text:p text:style-name="P1">So anyways, I do agree, though. I would like to be able to download or upload CSV files. I just think that at some point, you know, So we're going to have to like, how do you input a CSV?</text:p>
      <text:p text:style-name="P1">So, for example, we have 11,000 churches. Right. I think is what my total number is, something like that. 11,000, yeah. Okay. So we take those 11,000, we put them in, and okay, we get this up.</text:p>
      <text:p text:style-name="P1">We add all our other fields, like, you know, what denomination they are, what this, what that, and we get it all cleaned up, and it's all looking really pretty. well now we want to go and buy another 11,000 names of churches well they're not going to have all those extra fields so are we just going to map the fields we have and will our will our import software that you're writing be able to take it without all fields incline and then what will that will that break the database because I'm sure there's some of these that are going to</text:p>
      <text:p text:style-name="P1">need some absolutes maybe not maybe they don't maybe they just need to be you know for the most part, I should be able to set it up where if it doesn't have a value, then it'll insert some sort of a default value.</text:p>
      <text:p text:style-name="P1">Gotcha. And then we can go in after the fact when we have the information and then update it. Gotcha. You're speaking. I'm agreeing 100% on board.</text:p>
      <text:p text:style-name="P1">Yeah. So here it is. This is it. I'm excited if you think you can move us along and we can move some because I think once it gets I think like after a year of pushing and pulling and making it do what it wants I think we can get a couple of churches to give some money and that creates some revenue <text:soft-page-break/>stream from it because I think some of this stuff is valuable like I'm not sure if you saw I had the whole section</text:p>
      <text:p text:style-name="P1">on like do they have an IT provider, well, you know, I can go sell them internet, you know, and get 15% off their on-their internet bill each month. Well, that's all revenue stream. It's really kind of, you know, it all adds, you know. So anyways, yeah, I'll stop talking and rambling, but you get the idea.</text:p>
      <text:p text:style-name="P1">Yeah. Okay. But yeah, I'll be thinking on this some more and like I said I'll have you some email by the end of the weekend okay let's see what we got to do and see what you think and let me know I'm going to be driving to Chicago on Tuesday so just know that if you haven't talked to me I'll be on the road from Tuesday till Thursday</text:p>
      <text:p text:style-name="P1">and then that next week I'll be really slammed with work like that's the week they'll be swapping out a bunch of computers at a bunch of different offices. So probably be sending one of them, depending on how it goes, sending one of them to your wife so that she can have a computer that works.</text:p>
      <text:p text:style-name="P1">We appreciate it. Yeah, no problem. We'll just get that, get that working for you to be able to actually click on something and it'll actually do it the moment she clicks on it.</text:p>
      <text:p text:style-name="P1">For real. It's not, Oh, I'm going to go get a cup of coffee now, and I'll see you in a half an hour. All right, man. Anything else?</text:p>
      <text:p text:style-name="P1">Any other questions for me? No, I think that's all I needed for right now. Now it's more just kind of talking to Deanna and getting with her to help me figure out deadlines and that kind of stuff and monetary figures.</text:p>
      <text:p text:style-name="P1">What you're capable of doing. Yeah. Gotcha. All right, man. Well, thanks. I appreciate it. No problem. We'll holler at you. All right. I'll talk to you later. Bye. By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29T19:13:44.203000000</meta:creation-date>
    <meta:generator>LibreOffice/7.3.5.2$Windows_X86_64 LibreOffice_project/184fe81b8c8c30d8b5082578aee2fed2ea847c01</meta:generator>
    <dc:date>2025-06-29T19:14:37.383000000</dc:date>
    <meta:editing-duration>PT53S</meta:editing-duration>
    <meta:editing-cycles>1</meta:editing-cycles>
    <meta:document-statistic meta:table-count="0" meta:image-count="0" meta:object-count="0" meta:page-count="10" meta:paragraph-count="91" meta:word-count="4428" meta:character-count="22137" meta:non-whitespace-character-count="17799"/>
  </office:meta>
</office:document-meta>
</file>